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style:font-name="Times" fo:font-size="24pt" style:font-size-asian="24pt" style:font-name-complex="Times1"/>
    </style:style>
    <style:style style:name="P4" style:family="paragraph" style:parent-style-name="Standard">
      <style:paragraph-properties fo:text-align="start" style:justify-single-word="false"/>
      <style:text-properties style:font-name="Times" fo:font-size="24pt" officeooo:rsid="001119e8" officeooo:paragraph-rsid="001119e8" style:font-size-asian="24pt" style:font-name-complex="Times1"/>
    </style:style>
    <style:style style:name="P5" style:family="paragraph" style:parent-style-name="Standard">
      <style:paragraph-properties fo:text-align="start" style:justify-single-word="false"/>
      <style:text-properties style:font-name="Times" fo:font-size="24pt" style:font-size-asian="24pt" style:font-name-complex="Times1"/>
    </style:style>
    <style:style style:name="P6" style:family="paragraph" style:parent-style-name="Standard">
      <style:paragraph-properties fo:text-align="center" style:justify-single-word="false"/>
      <style:text-properties style:font-name="Times" fo:font-size="24pt" style:font-size-asian="24pt" style:font-name-complex="Times1"/>
    </style:style>
    <style:style style:name="P7" style:family="paragraph" style:parent-style-name="Standard">
      <style:text-properties style:font-name="Times" fo:font-size="24pt" officeooo:paragraph-rsid="00165270" style:font-size-asian="24pt" style:font-name-complex="Times1"/>
    </style:style>
    <style:style style:name="P8" style:family="paragraph" style:parent-style-name="Standard">
      <style:text-properties style:font-name="Times" fo:font-size="24pt" fo:font-style="italic" style:font-size-asian="24pt" style:font-style-asian="italic" style:font-name-complex="Times1"/>
    </style:style>
    <style:style style:name="P9" style:family="paragraph" style:parent-style-name="Standard">
      <style:paragraph-properties fo:text-align="start" style:justify-single-word="false"/>
      <style:text-properties style:font-name="Times" fo:font-size="12pt" style:font-size-asian="12pt" style:font-name-complex="Times1"/>
    </style:style>
    <style:style style:name="P10" style:family="paragraph" style:parent-style-name="Standard">
      <style:text-properties style:font-name="Times" fo:font-size="12pt" fo:font-style="italic" style:font-size-asian="12pt" style:font-style-asian="italic" style:font-name-complex="Times1"/>
    </style:style>
    <style:style style:name="P11" style:family="paragraph" style:parent-style-name="Standard" style:master-page-name="Standard">
      <style:paragraph-properties fo:text-align="start" style:justify-single-word="false" style:page-number="auto"/>
      <style:text-properties style:font-name="Times" fo:font-size="24pt" style:font-size-asian="24pt" style:font-name-complex="Times1"/>
    </style:style>
    <style:style style:name="P12" style:family="paragraph" style:parent-style-name="Standard">
      <style:text-properties style:font-name="Times" fo:font-size="24pt" officeooo:rsid="001baa7d" officeooo:paragraph-rsid="001baa7d" style:font-size-asian="24pt" style:font-name-complex="Times1"/>
    </style:style>
    <style:style style:name="T1" style:family="text">
      <style:text-properties style:font-name="Times" fo:font-size="24pt" style:font-size-asian="24pt" style:font-name-complex="Times1"/>
    </style:style>
    <style:style style:name="T2" style:family="text">
      <style:text-properties style:font-name="Times" fo:font-size="24pt" officeooo:rsid="00119131" style:font-size-asian="24pt" style:font-name-complex="Times1"/>
    </style:style>
    <style:style style:name="T3" style:family="text">
      <style:text-properties style:font-name="Times" fo:font-size="24pt" officeooo:rsid="0012b8c6" style:font-size-asian="24pt" style:font-name-complex="Times1"/>
    </style:style>
    <style:style style:name="T4" style:family="text">
      <style:text-properties style:font-name="Times" fo:font-size="12pt" style:font-size-asian="12pt" style:font-name-complex="Times1"/>
    </style:style>
    <style:style style:name="T5" style:family="text">
      <style:text-properties style:font-name="Times" fo:font-size="12pt" officeooo:rsid="00199631" style:font-size-asian="12pt" style:font-name-complex="Times1"/>
    </style:style>
    <style:style style:name="T6" style:family="text">
      <style:text-properties style:font-name="Times" fo:font-size="12pt" officeooo:rsid="001baa7d" style:font-size-asian="12pt" style:font-name-complex="Times1"/>
    </style:style>
    <style:style style:name="T7" style:family="text">
      <style:text-properties style:font-name="Times" fo:font-size="12pt" fo:font-style="italic" style:font-size-asian="12pt" style:font-style-asian="italic" style:font-name-complex="Times1"/>
    </style:style>
    <style:style style:name="T8" style:family="text">
      <style:text-properties style:font-name="Times" fo:font-size="12pt" fo:font-style="italic" officeooo:rsid="001332eb" style:font-size-asian="12pt" style:font-style-asian="italic" style:font-name-complex="Times1"/>
    </style:style>
    <style:style style:name="T9" style:family="text">
      <style:text-properties officeooo:rsid="00195a1f"/>
    </style:style>
    <style:style style:name="T10" style:family="text">
      <style:text-properties officeooo:rsid="00199631"/>
    </style:style>
    <style:style style:name="T11" style:family="text">
      <style:text-properties officeooo:rsid="001baa7d"/>
    </style:style>
    <style:style style:name="T12" style:family="text">
      <style:text-properties style:font-name="Times"/>
    </style:style>
    <style:style style:name="T13" style:family="text">
      <style:text-properties style:font-name="Times" fo:font-size="24pt" officeooo:rsid="001baa7d" style:font-size-asian="21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9">CECS525</text:span></text:p>
      <text:p text:style-name="P2"><text:span text:style-name="T1">Fal</text:span><text:span text:style-name="T2">l</text:span><text:span text:style-name="T1"> 2018</text:span></text:p>
      <text:p text:style-name="P4"><text:span text:style-name="T11">Project</text:span> #</text:p>
      <text:p text:style-name="P5"/>
      <text:p text:style-name="P2"><text:span text:style-name="T1">Eugene Rockey, </text:span><text:span text:style-name="T3">Copyright 2018</text:span><text:span text:style-name="T1"> </text:span></text:p>
      <text:p text:style-name="Standard"/>
      <text:p text:style-name="Standard"/>
      <text:p text:style-name="Standard"/>
      <text:p text:style-name="Standard"/>
      <text:p text:style-name="P5"/>
      <text:p text:style-name="P2"><text:span text:style-name="T1">Report </text:span><text:span text:style-name="T5">(</text:span><text:span text:style-name="T6">20</text:span><text:span text:style-name="T4"> Points)</text:span></text:p>
      <text:p text:style-name="P5"><text:tab/><text:tab/><text:tab/><text:tab/><text:tab/>Demo</text:p>
      <text:p text:style-name="P9"><text:tab/><text:tab/><text:tab/><text:tab/><text:tab/>(15 Points<text:span text:style-name="T10">)</text:span></text:p>
      <text:p text:style-name="Standard"><text:tab/><text:tab/><text:tab/><text:tab/><text:tab/><text:tab/><text:tab/><text:tab/><text:tab/><text:span text:style-name="T13">Quiz</text:span></text:p>
      <text:p text:style-name="Standard"><text:tab/><text:tab/><text:tab/><text:tab/><text:tab/><text:tab/><text:tab/><text:tab/><text:tab/><text:span text:style-name="T11">(5 Points)</text:span></text:p>
      <text:p text:style-name="Standard"/>
      <text:p text:style-name="Standard"/>
      <text:p text:style-name="Standard"/>
      <text:p text:style-name="Standard"/>
      <text:p text:style-name="Standard"/>
      <text:p text:style-name="P3"><text:line-break/></text:p>
      <text:p text:style-name="Standard"/>
      <text:p text:style-name="Standard"/>
      <text:p text:style-name="Standard"/>
      <text:p text:style-name="P1"/>
      <text:p text:style-name="P1"/>
      <text:p text:style-name="P6"/>
      <text:p text:style-name="P6"/>
      <text:p text:style-name="P6"/>
      <text:p text:style-name="P6"/>
      <text:p text:style-name="P6"/>
      <text:p text:style-name="P6"/>
      <text:p text:style-name="P6"/>
      <text:p text:style-name="P6"><text:soft-page-break/></text:p>
      <text:p text:style-name="P6">PROJECT TIT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tudent Name]</text:p>
      <text:p text:style-name="P12">CECS525</text:p>
      <text:p text:style-name="P7"/>
      <text:p text:style-name="P7"/>
      <text:p text:style-name="P7"><text:soft-page-break/>Abstract</text:p>
      <text:p text:style-name="P10">Briefly discuss the step-by-step procedures you took to perform this project (its experiments) and what hardware and software were involved if any. Basically discuss why you performed the project (purpose/goal/intent of learning), how you performed the project (step by step procedures), and what you used (equipment, tools, software, hardware, etc…), and finally state your results (successful or not/ was the goal achieved and how do you know it was achieved (data, tangible results, et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Body</text:p>
      <text:p text:style-name="P10">Mention your platform for performing this project, Windows, Linux, Unix, OS/X, etc… and if you had any problems using your platform – how did you solve the problems? This first lab is to be performed individually. Include detailed discussions about all the work you did in each part, the steps, the results, the data, etc… <text:s text:c="2"/>Include snapshots, block diagrams, charts, tables, equations, etc… at your discre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ource Code (Software)</text:p>
      <text:p text:style-name="P10">Neatly list all your original and/or modified assembly code involved in this project here with all fields and comments. Align all four Assembly colum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chematics (Hardware)</text:p>
      <text:p text:style-name="P10">Include schematic(s) of circuits relevant to the project.</text:p>
      <text:p text:style-name="P10">If there are none then type ‘n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nalysis</text:p>
      <text:p text:style-name="Standard"><text:span text:style-name="T7">Overall, discuss what you learned, how your learned it, and why you learned the information in this project in order to answer what, how, and why this information can be applied to real world embedded systems (give specific examples). Use your results/data. </text:span><text:span text:style-name="T8">Do not refer to yoursel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nclusion</text:p>
      <text:p text:style-name="P10">Restate the purpose/goal of the project and state any conclusions you have based on the results and/or data obtain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References</text:p>
      <text:p text:style-name="P10">Cite all sources you researched and/or used to perform this lab </text:p>
      <text:p text:style-name="P10">If no references were used then type ‘non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04T19:19:39.257951000</dc:date>
    <meta:editing-duration>PT18M2S</meta:editing-duration>
    <meta:editing-cycles>13</meta:editing-cycles>
    <meta:generator>LibreOffice/6.0.5.2$MacOSX_X86_64 LibreOffice_project/54c8cbb85f300ac59db32fe8a675ff7683cd5a16</meta:generator>
    <meta:document-statistic meta:table-count="0" meta:image-count="0" meta:object-count="0" meta:page-count="9" meta:paragraph-count="29" meta:word-count="296" meta:character-count="1903" meta:non-whitespace-character-count="1599"/>
  </office:meta>
</office:document-meta>
</file>